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svg:font-family="Ami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101cm" fo:margin-bottom="0.101cm" style:contextual-spacing="false" fo:line-height="100%" fo:text-align="start" style:justify-single-word="false" fo:orphans="2" fo:widows="2" fo:text-indent="0cm" style:auto-text-indent="false"/>
      <style:text-properties fo:font-variant="normal" fo:text-transform="none" fo:color="#1d1c1d" loext:opacity="100%" style:font-name="Amiri" fo:font-size="11.25pt" fo:letter-spacing="normal" fo:font-style="normal" fo:font-weight="normal"/>
    </style:style>
    <style:style style:name="P2" style:family="paragraph" style:parent-style-name="Standard">
      <style:paragraph-properties fo:margin-left="0cm" fo:margin-right="0cm" fo:margin-top="0.101cm" fo:margin-bottom="0.101cm" style:contextual-spacing="false" fo:line-height="100%" fo:text-align="start" style:justify-single-word="false" fo:orphans="2" fo:widows="2" fo:text-indent="0cm" style:auto-text-indent="false"/>
      <style:text-properties fo:font-variant="normal" fo:text-transform="none" fo:color="#1d1c1d" loext:opacity="100%" style:font-name="Amiri" fo:font-size="11.25pt" fo:letter-spacing="normal" fo:font-style="normal" fo:font-weight="normal" officeooo:paragraph-rsid="000ffb2a"/>
    </style:style>
    <style:style style:name="P3" style:family="paragraph" style:parent-style-name="Standard">
      <style:paragraph-properties fo:margin-left="0cm" fo:margin-right="0cm" fo:margin-top="0.101cm" fo:margin-bottom="0.101cm" style:contextual-spacing="false" fo:line-height="100%" fo:text-align="start" style:justify-single-word="false" fo:orphans="2" fo:widows="2" fo:text-indent="0cm" style:auto-text-indent="false"/>
      <style:text-properties fo:font-variant="normal" fo:text-transform="none" fo:color="#1d1c1d" loext:opacity="100%" style:font-name="Amiri" fo:font-size="11.25pt" fo:letter-spacing="normal" fo:font-style="normal" fo:font-weight="normal" officeooo:paragraph-rsid="001369a6"/>
    </style:style>
    <style:style style:name="P4" style:family="paragraph" style:parent-style-name="Standard">
      <style:paragraph-properties fo:margin-left="0cm" fo:margin-right="0cm" fo:margin-top="0.101cm" fo:margin-bottom="0.101cm" style:contextual-spacing="false" fo:line-height="100%" fo:text-align="start" style:justify-single-word="false" fo:orphans="2" fo:widows="2" fo:text-indent="0cm" style:auto-text-indent="false"/>
      <style:text-properties fo:font-variant="normal" fo:text-transform="none" fo:color="#1d1c1d" loext:opacity="100%" style:font-name="Amiri" fo:font-size="11.25pt" fo:letter-spacing="normal" fo:font-style="normal" style:text-underline-style="solid" style:text-underline-width="auto" style:text-underline-color="font-color" fo:font-weight="normal" officeooo:paragraph-rsid="000ffb2a"/>
    </style:style>
    <style:style style:name="P5" style:family="paragraph" style:parent-style-name="Standard">
      <style:paragraph-properties fo:margin-left="0cm" fo:margin-right="0cm" fo:margin-top="0.101cm" fo:margin-bottom="0.101cm" style:contextual-spacing="false" fo:line-height="100%" fo:text-align="start" style:justify-single-word="false" fo:orphans="2" fo:widows="2" fo:text-indent="0cm" style:auto-text-indent="false"/>
      <style:text-properties fo:font-variant="normal" fo:text-transform="none" fo:color="#1d1c1d" loext:opacity="100%" style:font-name="Amiri" fo:font-size="11.25pt" fo:letter-spacing="normal" fo:font-style="normal" fo:font-weight="bold" officeooo:paragraph-rsid="000ffb2a" style:font-weight-asian="bold" style:font-weight-complex="bold"/>
    </style:style>
    <style:style style:name="P6" style:family="paragraph" style:parent-style-name="Standard">
      <style:paragraph-properties fo:margin-top="0.101cm" fo:margin-bottom="0.101cm" style:contextual-spacing="false" fo:line-height="100%" fo:text-align="start" style:justify-single-word="false"/>
      <style:text-properties style:font-name="Amiri" fo:font-size="18pt" fo:font-weight="bold" officeooo:rsid="00128093" officeooo:paragraph-rsid="00128093" style:font-size-asian="18pt" style:font-weight-asian="bold" style:font-size-complex="18pt" style:font-weight-complex="bold"/>
    </style:style>
    <style:style style:name="P7" style:family="paragraph" style:parent-style-name="Standard">
      <style:paragraph-properties fo:margin-top="0.101cm" fo:margin-bottom="0.101cm" style:contextual-spacing="false" fo:line-height="100%" fo:text-align="start" style:justify-single-word="false"/>
      <style:text-properties style:font-name="Amiri" fo:font-size="18pt" fo:font-weight="bold" officeooo:rsid="001369a6" officeooo:paragraph-rsid="001369a6" style:font-size-asian="18pt" style:font-weight-asian="bold" style:font-size-complex="18pt" style:font-weight-complex="bold"/>
    </style:style>
    <style:style style:name="P8" style:family="paragraph" style:parent-style-name="Standard">
      <style:paragraph-properties fo:margin-top="0.101cm" fo:margin-bottom="0.101cm" style:contextual-spacing="false" fo:line-height="100%" fo:text-align="start" style:justify-single-word="false"/>
      <style:text-properties style:font-name="Amiri" officeooo:paragraph-rsid="000ffb2a"/>
    </style:style>
    <style:style style:name="P9" style:family="paragraph" style:parent-style-name="Standard">
      <style:paragraph-properties fo:margin-top="0.101cm" fo:margin-bottom="0.101cm" style:contextual-spacing="false" fo:line-height="100%" fo:text-align="start" style:justify-single-word="false"/>
      <style:text-properties style:font-name="Amiri"/>
    </style:style>
    <style:style style:name="P10" style:family="paragraph" style:parent-style-name="Standard">
      <style:paragraph-properties fo:margin-left="0cm" fo:margin-right="0cm" fo:margin-top="0.101cm" fo:margin-bottom="0.101cm" style:contextual-spacing="false" fo:line-height="100%" fo:text-align="start" style:justify-single-word="false" fo:orphans="2" fo:widows="2" fo:text-indent="0cm" style:auto-text-indent="false"/>
      <style:text-properties style:font-name="Amiri" officeooo:paragraph-rsid="001369a6"/>
    </style:style>
    <style:style style:name="P11" style:family="paragraph" style:parent-style-name="Standard">
      <style:paragraph-properties fo:margin-left="0cm" fo:margin-right="0cm" fo:margin-top="0.101cm" fo:margin-bottom="0.101cm" style:contextual-spacing="false" fo:line-height="100%" fo:text-align="start" style:justify-single-word="false" fo:orphans="2" fo:widows="2" fo:text-indent="0cm" style:auto-text-indent="false"/>
      <style:text-properties style:font-name="Amiri" officeooo:paragraph-rsid="000ffb2a"/>
    </style:style>
    <style:style style:name="P12" style:family="paragraph" style:parent-style-name="Standard">
      <style:paragraph-properties fo:margin-left="0cm" fo:margin-right="0cm" fo:margin-top="0.101cm" fo:margin-bottom="0.101cm" style:contextual-spacing="false" fo:line-height="100%" fo:text-align="start" style:justify-single-word="false" fo:orphans="2" fo:widows="2" fo:text-indent="0cm" style:auto-text-indent="false"/>
      <style:text-properties fo:font-variant="normal" fo:text-transform="none" fo:color="#1d1c1d" loext:opacity="100%" style:font-name="Amiri" fo:font-size="11.25pt" fo:letter-spacing="normal" fo:font-style="normal" style:text-underline-style="solid" style:text-underline-width="auto" style:text-underline-color="font-color" fo:font-weight="normal" officeooo:paragraph-rsid="000ffb2a"/>
    </style:style>
    <style:style style:name="P13" style:family="paragraph" style:parent-style-name="Standard" style:list-style-name="L1">
      <style:paragraph-properties fo:margin-top="0.101cm" fo:margin-bottom="0.101cm" style:contextual-spacing="false" fo:line-height="100%" fo:text-align="start" style:justify-single-word="false"/>
      <style:text-properties officeooo:paragraph-rsid="001369a6"/>
    </style:style>
    <style:style style:name="P14" style:family="paragraph" style:parent-style-name="Standard">
      <style:paragraph-properties fo:margin-top="0.101cm" fo:margin-bottom="0.101cm" style:contextual-spacing="false" fo:line-height="100%" fo:text-align="start" style:justify-single-word="false"/>
      <style:text-properties style:font-name="Amiri" officeooo:paragraph-rsid="001369a6" loext:padding="0cm" loext:border="none"/>
    </style:style>
    <style:style style:name="T1" style:family="text">
      <style:text-properties fo:font-variant="normal" fo:text-transform="none" fo:color="#1d1c1d" loext:opacity="100%" fo:font-size="18pt" fo:letter-spacing="normal" fo:font-style="normal" fo:font-weight="bold" style:font-size-asian="18pt" style:font-weight-asian="bold" style:font-size-complex="18pt" style:font-weight-complex="bold"/>
    </style:style>
    <style:style style:name="T2" style:family="text">
      <style:text-properties fo:font-variant="normal" fo:text-transform="none" fo:color="#1d1c1d" loext:opacity="100%" fo:font-size="11.25pt" fo:letter-spacing="normal" fo:font-style="normal" fo:font-weight="normal"/>
    </style:style>
    <style:style style:name="T3" style:family="text">
      <style:text-properties fo:font-variant="normal" fo:text-transform="none" fo:color="#1d1c1d" loext:opacity="100%" fo:font-size="11.25pt" fo:letter-spacing="normal" fo:font-style="normal" fo:font-weight="normal" officeooo:rsid="000ffb2a"/>
    </style:style>
    <style:style style:name="T4" style:family="text">
      <style:text-properties fo:font-variant="normal" fo:text-transform="none" fo:color="#1d1c1d" loext:opacity="100%" fo:font-size="11.25pt" fo:letter-spacing="normal" fo:font-style="normal" fo:font-weight="normal" officeooo:rsid="00128093"/>
    </style:style>
    <style:style style:name="T5" style:family="text">
      <style:text-properties fo:font-variant="normal" fo:text-transform="none" fo:color="#1d1c1d" loext:opacity="100%" fo:font-size="11.25pt" fo:letter-spacing="normal" fo:font-style="normal" fo:font-weight="normal" officeooo:rsid="001369a6"/>
    </style:style>
    <style:style style:name="T6" style:family="text">
      <style:text-properties fo:font-variant="normal" fo:text-transform="none" fo:color="#1d1c1d" loext:opacity="100%" fo:font-size="11.25pt" fo:letter-spacing="normal" fo:font-style="normal" style:text-underline-style="solid" style:text-underline-width="auto" style:text-underline-color="font-color" fo:font-weight="normal"/>
    </style:style>
    <style:style style:name="T7" style:family="text">
      <style:text-properties officeooo:rsid="000ffb2a"/>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0ffb2a" style:font-style-asian="italic" style:font-style-complex="italic"/>
    </style:style>
    <style:style style:name="T11" style:family="text">
      <style:text-properties officeooo:rsid="00128093"/>
    </style:style>
    <style:style style:name="T12" style:family="text">
      <style:text-properties officeooo:rsid="001369a6"/>
    </style:style>
    <style:style style:name="T13" style:family="text">
      <style:text-properties style:font-name="Amiri"/>
    </style:style>
    <style:style style:name="T14" style:family="text">
      <style:text-properties style:font-name="Amiri" officeooo:rsid="001369a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ojciech Moszczyński</text:p>
      <text:p text:style-name="P6">JAK WYPRACOWAĆ PRZEWAGĘ KONKURENCYJNĄ W PIEKARNI <text:span text:style-name="T12">I CUKIERNI</text:span></text:p>
      <text:p text:style-name="P8">Przyszłość polskiej gospodarki wydaje się niepewna. <text:span text:style-name="T7">W </text:span>najbliższych miesiącach może nastąpić istotny spadek <text:span text:style-name="T11">wzrostu PKB</text:span> związany z recesją. <text:span text:style-name="T11">Zubożenie społeczeństwa nie będzie miało </text:span><text:span text:style-name="T12">t</text:span><text:span text:style-name="T11">ak dużego wpływu na kłopoty piekarni jak wzrost nośników energii, wzrost wynagrodzeń i podatków</text:span>. W jaki sposób <text:span text:style-name="T7">możemy po</text:span>radzić sobie z sytuacją, która nie do końca od nas zależy? <text:span text:style-name="T11">Niewątpliwie zła sytuacja dotyczy wszystkich </text:span><text:span text:style-name="T12">piekarni </text:span><text:span text:style-name="T11">w branży. Skoro tak to przetrwają najlepsi </text:span><text:span text:style-name="T12">i</text:span><text:span text:style-name="T11"> najsilniejsi. Przetrwają ci, którzy wypracują przewagę konkurencyjną w nowej sytuacji gospodarczej. <text:s text:c="4"/></text:span></text:p>
      <text:p text:style-name="P9"/>
      <text:p text:style-name="P10"><text:span text:style-name="T1">WYPRACOWYWANIE PRZEWAGI KONKURENCYJNEJ</text:span><text:line-break/><text:span text:style-name="T2">Tworzenie przewagi konkurencyjnej jest esencją zarządzania. Każde działanie menadżerów przedsiębiorstwa zwykle związane jest z utrzymaniem przewagi konkurencyjnej lub jej zwiększaniem. Przewaga konkurencyjna jest bardzo trudna do uzyskania. Konkurowanie zwykle jest połączeniem nakładów finansowych i wysiłków z</text:span><text:span text:style-name="T3">wiązanych z</text:span><text:span text:style-name="T2"> pomysłowością </text:span><text:span text:style-name="T5">i </text:span><text:span text:style-name="T2">inwencją twórczą. Tworzenie przewagi konkurencyjnej często związane jest ze wzrostem efektywności produkcji, transportu lub dystrybucji. Czasami wypracowana przewaga konkurencyjna wiąże się z </text:span><text:span text:style-name="T3">czasową </text:span><text:span text:style-name="T2">utratą efektywności produkcji lub sprzedaży. Tak dzieje się kiedy </text:span><text:span text:style-name="T4">piekarnia</text:span><text:span text:style-name="T2"> </text:span><text:span text:style-name="T4">uruchamia nowy piec do wypieku chleba</text:span><text:span text:style-name="T2">. </text:span><text:span text:style-name="T4">Jednostkowy koszt wypieku chleba wzrasta, ponieważ dochodzi koszt leasingu i serwisu technicznego. </text:span><text:span text:style-name="T2">Tego typu inicjatywy zwykle nie są związane ze wzrostem </text:span><text:span text:style-name="T3">bieżącej </text:span><text:span text:style-name="T2">efektywności sprzedaży lecz z poprawą </text:span><text:span text:style-name="T4">jakości produktów oraz wzrostem wydajności</text:span><text:span text:style-name="T2">. </text:span><text:span text:style-name="T4">Za zakupem nowego pieca powinna więc iść potrzeba większego wypieku. Ta z kolei związana jest ze wzrostem popytu na chleb. Jak spowodować wzrost popyt? Tylko przez wzrost konkurencyjności. </text:span><text:span text:style-name="T2"><text:s/></text:span></text:p>
      <text:p text:style-name="P1"/>
      <text:p text:style-name="P11"><text:span text:style-name="T1">TRZY OBSZARY WYPRACOWANIA PRZEWAGI KONKURENCYJNEJ</text:span><text:span text:style-name="T2"><text:line-break/>Przewaga konkurencyjna to sposób, dzięki któremu firma podnosi poziom przychodów lub zysków, wypracowuje większy udział w rynku.<text:line-break/>Nad przewagami konkurencyjnymi pracują zwykle firmy, które mają ugruntowaną pozycję na rynku. Oczywiście przewagi konkurencyjnej szukają też firmy, które właśnie zaczęły swoją działalność. On jednak </text:span><text:soft-page-break/><text:span text:style-name="T2">nie szukają </text:span><text:span text:style-name="T3">stałej </text:span><text:span text:style-name="T2">przewagi lecz </text:span><text:span text:style-name="T3">szukają </text:span><text:span text:style-name="T2">recepty na swoje działanie i przetrwanie. Szukanie takiej recepty w sensie metodycznym nieco różni się od tworzenia </text:span><text:span text:style-name="T3">trwałej </text:span><text:span text:style-name="T2">przewagi konkurencyjnej przez stabilne firmy. </text:span></text:p>
      <text:p text:style-name="P2"><text:span text:style-name="T11">I</text:span>stnieją trzy obszary wypracowania przewagi konkurencyjnej. </text:p>
      <text:p text:style-name="P2"/>
      <text:p text:style-name="P4">OBSZAR PIERWSZY: PRZEWAGA W OBSZARZE OPERACYJNYM. </text:p>
      <text:p text:style-name="P11"><text:span text:style-name="T2">Obszar operacyjny to sposób działania potocznie zwane organizacją i zarządzaniem. W prostych słowach osiągnięcie przewagi operacyjnej </text:span><text:span text:style-name="T5">może </text:span><text:span text:style-name="T2">polega</text:span><text:span text:style-name="T5">ć</text:span><text:span text:style-name="T2"> na sprzedaży swoich produktów </text:span><text:span text:style-name="T4">po</text:span><text:span text:style-name="T2"> najniższych cenach, </text:span><text:span text:style-name="T4">czyli </text:span><text:span text:style-name="T2">znacznie taniej od konkurencji. Przewaga może dotyczyć czasu dostawy </text:span><text:span text:style-name="T4">pieczywa lub warunków odbioru zwrotów z</text:span><text:span text:style-name="T2"> </text:span><text:span text:style-name="T4">sklepów.</text:span><text:span text:style-name="T2"> Jeżeli </text:span><text:span text:style-name="T4">produkty</text:span><text:span text:style-name="T2"> będą dostarczane znacznie szybciej niż robi to konkurencja zostanie wypracowana przewaga konkurencyjna, która może być istotna dla dokonywania wybor</text:span><text:span text:style-name="T5">u dostawców pieczywa</text:span><text:span text:style-name="T2"> przez </text:span><text:span text:style-name="T4">sklepy</text:span><text:span text:style-name="T2">. Przewaga konkurencyjna w obszarze operacyjnym może dotyczyć też jakości. Doskonałym przykładem przewagi konkurencyjnej w obszarze </text:span><text:span text:style-name="T3">operacyjnym jest </text:span><text:span text:style-name="T2">standaryzacj</text:span><text:span text:style-name="T3">a</text:span><text:span text:style-name="T2"> jakości </text:span><text:span text:style-name="T3">w</text:span><text:span text:style-name="T2"> sie</text:span><text:span text:style-name="T3">ci</text:span><text:span text:style-name="T2"> McDonald's. Wszędzie na świecie można spotkać identycznie wyglądające i posiadające bardzo podobne ceny restauracje McDonald's. Przewaga konkurencyjna polega na tym, że klient zawsze jest pewny, że gdziekolwiek spotka restauracje McDonald's zawsze będzie tam tak samo </text:span><text:span text:style-name="T3">obsłużony</text:span><text:span text:style-name="T2">. Będą te same produkty, będzie ten sam wystrój, będą podobne ceny. </text:span><text:span text:style-name="T4">Tak więc niewątpliwie powtarzalność produktów, ich cen, czas dostawy, jakość obsługi to obszary, w których można uzyskać przewagę konkurencyjną.</text:span><text:span text:style-name="T2"><text:line-break/></text:span></text:p>
      <text:p text:style-name="P11"><text:span text:style-name="T6">PRZEWAGA KONKURENCYJNA W OBSZARZE ZAŻYŁOŚCI Z KLIENTEM</text:span><text:span text:style-name="T2"> </text:span></text:p>
      <text:p text:style-name="P11"><text:span text:style-name="T3">Z</text:span><text:span text:style-name="T2">budowanie głębokich relacji z klientem wymaga bardzo długiego czasu. Klient musi posiadać pełne zaufanie do dostawcy </text:span><text:span text:style-name="T4">pieczywa</text:span><text:span text:style-name="T2">. Dzięki zażyłości klient jest chętny zapłacić więcej za </text:span><text:span text:style-name="T4">ciasto czy tort na ważną uroczystość rodzinną, </text:span><text:span text:style-name="T2">ponieważ ma świadomość, że transakcja będzie obarczona mniejszym ryzykiem. </text:span><text:span text:style-name="T4">Można założyć, że</text:span><text:span text:style-name="T2"> minimalizacja ryzyka po stronie konsumenta jest głównym źródłem wyższej marży </text:span><text:span text:style-name="T3">po stronie dostawcy</text:span><text:span text:style-name="T2">. Należy dodać, że przewagę konkurencyjną w obszarze zażyłości z klientem jest </text:span><text:span text:style-name="T4">łatwo</text:span><text:span text:style-name="T2"> wypracować w niektórych branżach. Taką branżą jest </text:span><text:span text:style-name="T4">branża cukiernicza i piekarska</text:span><text:span text:style-name="T2">. Klienci, którzy dokonują </text:span><text:span text:style-name="T4">częstych</text:span><text:span text:style-name="T2"> zakupów są w stanie wypracować sobie zażyłości z </text:span><text:span text:style-name="T4">piekarnią</text:span><text:span text:style-name="T2"> czy z dostawcą </text:span><text:span text:style-name="T4">ciast i tortów</text:span><text:span text:style-name="T2">. Zażyłość z klientem jest </text:span><text:span text:style-name="T4">zawsze łatwiejsza</text:span><text:span text:style-name="T2"> do stworzenia, kiedy klienta i dostawcę łączą częste transakcje obarczone </text:span><text:span text:style-name="T3">pewnym </text:span><text:span text:style-name="T4">nieznacznym</text:span><text:span text:style-name="T3"> </text:span><text:span text:style-name="T2">ryzykiem.</text:span></text:p>
      <text:p text:style-name="P1"/>
      <text:p text:style-name="P2"><text:span text:style-name="T8">PRZEWAGA KONKURENCYJNA W OBSZARZE TECHNOLOGICZNYM</text:span> </text:p>
      <text:p text:style-name="P2"><text:span text:style-name="T7">J</text:span>est to obszar najbardziej popularny w branżach związanych ze sprzedażą dóbr luksusowych, elementów i urządzeń związanych z wysoką technologią oraz dziełami sztuki. Przewaga technologiczna polega na stworzeniu swego rodzaju monopolu. W przypadku branż technologicznych sprzedawca usług lub urządzeń <text:soft-page-break/>dysponuje technologią, która <text:span text:style-name="T11">nie </text:span>jest niedostępna dla jego konkurencji. W przypadku dóbr luksusowych liczy się wzornictwo, swego rodzaju moda lub czasem rozgłos. Tak działają rynki dzieł sztuki oraz <text:span text:style-name="T7">w</text:span> dużej części branże związane z budownictwem lub wystrojem wnętrz. <text:span text:style-name="T11">Branża piekarska i cukiernicza</text:span> <text:span text:style-name="T11">również ma tutaj wiele do ugrania</text:span>. <text:span text:style-name="T11">Trzeba szukać okazji do stworzenia </text:span><text:span text:style-name="T12">małego </text:span><text:span text:style-name="T11">monopol</text:span><text:span text:style-name="T12">u</text:span><text:span text:style-name="T11"> w tej branży. </text:span><text:span text:style-name="T12">Tak więc należy szukać nowych produktów które zdystansują konkurencje, nowych sposobów sprzedaży lub miejsc sprzedaży, w których konkurencji nie ma.</text:span><text:span text:style-name="T11"> </text:span></text:p>
      <text:p text:style-name="P1"/>
      <text:p text:style-name="P5">W JAKI SPOSÓB POSZCZEGÓLNE <text:span text:style-name="T12">PIEKARNIE</text:span> MOGĄ WYPRACOWAĆ PRZEWAG<text:span text:style-name="T12">Ę</text:span> KONKURENCYJN<text:span text:style-name="T12">Ą</text:span>?</text:p>
      <text:p text:style-name="P2"/>
      <text:p text:style-name="P2"><text:span text:style-name="T12">N</text:span>ależy wspomnieć, że przedsiębiorstwo, które pracuje nad jedną z trzech <text:span text:style-name="T12">wymienionych wyżej </text:span>obszarów przewagi konkurencyjnej musi zachować wysokie rynkowy standard pozostałych <text:span text:style-name="T12">dwóch </text:span>obszarach. Tak więc jeżeli firma pracuje nad now<text:span text:style-name="T12">ą recepturą chleba</text:span> musi wciąż utrzymywać rynkowe ceny i standard sprzedaży w sklepach oraz pracować nad zażyłością z klientami. </text:p>
      <text:p text:style-name="P3"><text:span text:style-name="T7">O</text:span>bszar <text:span text:style-name="T7">zarządzania </text:span><text:span text:style-name="T12">piekarnią</text:span><text:span text:style-name="T7"> </text:span>można podzielić na trzy części: produkcja, logistyka, sprzedaż. Sprzedawanie <text:span text:style-name="T12">pieczywa</text:span> po atrakcyjnej cenie nie może wiązać się ze spadkiem rentowności sprzedaży. <text:span text:style-name="T7">Tak więc n</text:span>iskie ceny <text:span text:style-name="T12">pieczywa </text:span>muszą iść w ślad za niskimi kosztami <text:span text:style-name="T12">produkcji i logistyki</text:span>. Obniżenie kosztów nie może wiązać się z obniżeniem jakości. Koszty mogą być obniżone wyłącznie wskutek wzrostu efektywności. Tak więc możemy powiedzieć, że spadek cen dla klienta musi wynikać ze wzrostu efektywności dla produkcji, logistyki i sprzedaży. Każdy przedsiębiorstwo posiada ograniczone zasoby. Sposób zarządzania tych zasobów decydują o <text:span text:style-name="T7">poziomie </text:span>efektywności. Człowiek ze względu na swoje ograniczenia <text:span text:style-name="T7">nie </text:span>jest w stanie fizycznie doprowadzić do krańcowo doskonałej efektywności. Każdy proces może być udoskonalony przez matematyczne narzędzia data science. Działem optymalizacji procesów zajmuje się <text:span text:style-name="T7">tzw.</text:span><text:span text:style-name="T10"> O</text:span><text:span text:style-name="T9">perational </text:span><text:span text:style-name="T10">R</text:span><text:span text:style-name="T9">esearch</text:span>, po polsku zwane <text:span text:style-name="T10">B</text:span><text:span text:style-name="T9">adaniami </text:span><text:span text:style-name="T10">O</text:span><text:span text:style-name="T9">peracyjnymi</text:span>. W obszarze tym tworzy się struktury produkcji, organizacje środków wytwórczych, zmiany w trasach i sposobie <text:span text:style-name="T12">kompletacji pieczywa</text:span> w obszarze logistycznym oraz buduje się odpowiednią strukturę sprzedaży począwszy od punktów sprzedaży a na sposobie prezentowania produktów <text:span text:style-name="T12">dla lokalnej społeczności</text:span> kończąc. Badania operacyjne nie wymagają wielkich zasobów danych. Metodologia ta oparta jest na tworzeniu matematycznych modeli przepływu wartości. Zarząd firmy wyznacza cel dla organizacji. Celem takim może być maksymalizacja zysku lub utrzymanie dotychczasowych obszarów sprzedaży, ekspansja na nowe segmenty rynku lub redukcja kosztów bez utraty wielkości sprzedaży. Na podstawie wyznaczonego celu tworzy się funkcje celu oraz wprowadza się warunki ograniczające dla organizacji. Dzięki temu tworzy się optymaln<text:span text:style-name="T12">e konfiguracje procesów</text:span>, któr<text:span text:style-name="T12">e</text:span> następnie wdrażane są do organizacji. <text:span text:style-name="T12">O</text:span>ptymaln<text:span text:style-name="T12">e konfiguracje</text:span> to <text:span text:style-name="T12">konfiguracje</text:span>, któr<text:span text:style-name="T12">e</text:span> zapewnia<text:span text:style-name="T12">ją</text:span> maksymalizację wyznaczonego przez zarząd celu. </text:p>
      <text:p text:style-name="P2"/>
      <text:p text:style-name="P4"><text:soft-page-break/>WYPRACOWANIE PRZEWAGI KONKURENCYJNEJ W OBSZARZE TECHNOLOGII </text:p>
      <text:list text:style-name="L1">
        <text:list-item>
          <text:p text:style-name="P13"><text:span text:style-name="T13">Jest to drugi po obszarze operacyjnym, bardzo ważny obszar, w którym </text:span><text:span text:style-name="T14">piekarnia</text:span><text:span text:style-name="T13"> może wypracować istotną ekonomicznie przewagę konkurencyjną. Przewaga technologiczna zwana też przewagą dostępności wiąże się z wypracowaniem nowej potrzeby klienta, której klient nie jest w stanie zrealizować u konkurentów. W przypadku </text:span><text:span text:style-name="T14">tortów i ciast</text:span><text:span text:style-name="T13"> może to być nowatorski </text:span><text:span text:style-name="T14">lub unikalny</text:span><text:span text:style-name="T13"> </text:span><text:span text:style-name="T14">surowiec do produkcji produktu</text:span><text:span text:style-name="T13">. Może to być również ciekawe wzornictwo, które będzie podobało się klientom. W tej sytuacji klienci będą w stanie zapłacić istotnie więcej za </text:span><text:span text:style-name="T14">ciasta i torty</text:span><text:span text:style-name="T13"> ponieważ oferta ta będzie dla nich atrakcyjna. </text:span><text:span text:style-name="T14">Szczególnie gdy wypieki mają trafić na ekskluzywne przyjęcie. </text:span><text:span text:style-name="T13">W pewnym sensie </text:span><text:span text:style-name="T14">klienci </text:span><text:span text:style-name="T13">nie będą mieli wyboru </text:span><text:span text:style-name="T14">ponieważ</text:span><text:span text:style-name="T13"> konkurencja nie będzie miała takiego wzornictwa lub </text:span><text:span text:style-name="T14">surowców</text:span><text:span text:style-name="T13">. </text:span><text:span text:style-name="T14">W obszarze wypieku chleba możemy zastanowić się nad wypiekami dietetycznymi, zdrowotnymi lub nawet leczniczymi. Tam też możemy stworzyć swego rodzaju monopol dla klientów borykających się z różnego rodzaju dolegliwościami lub osób pochłoniętych osiąganiem wysokich wyników sportowych. <text:s/></text:span></text:p>
        </text:list-item>
      </text:list>
      <text:p text:style-name="P14"/>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svg:font-family="Ami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3:50:03.443214793</meta:creation-date>
    <dc:date>2023-02-21T14:00:47.719789592</dc:date>
    <meta:editing-duration>PT1H30M6S</meta:editing-duration>
    <meta:editing-cycles>4</meta:editing-cycles>
    <meta:generator>LibreOffice/7.4.3.2$Linux_X86_64 LibreOffice_project/1048a8393ae2eeec98dff31b5c133c5f1d08b890</meta:generator>
    <meta:document-statistic meta:table-count="0" meta:image-count="0" meta:object-count="0" meta:page-count="4" meta:paragraph-count="17" meta:word-count="1179" meta:character-count="8972" meta:non-whitespace-character-count="7792"/>
  </office:meta>
</office:document-meta>
</file>